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utline" style:family="table">
      <style:table-properties style:width="8.5in" table:align="margins" style:may-break-between-rows="false"/>
    </style:style>
    <style:style style:name="Outline.A" style:family="table-column">
      <style:table-column-properties style:column-width="2.8333in" style:rel-column-width="21845*"/>
    </style:style>
    <style:style style:name="Outline.1" style:family="table-row">
      <style:table-row-properties style:min-row-height="5.4688in"/>
    </style:style>
    <style:style style:name="Outline.A1" style:family="table-cell">
      <style:table-cell-properties fo:padding="0in" fo:border-left="0.25pt dashed #000000" fo:border-right="none" fo:border-top="0.25pt dashed #000000" fo:border-bottom="0.25pt dashed #000000"/>
    </style:style>
    <style:style style:name="Outline.C1" style:family="table-cell">
      <style:table-cell-properties fo:padding="0in" fo:border="0.25pt dashed #000000"/>
    </style:style>
    <style:style style:name="Outline.2" style:family="table-row">
      <style:table-row-properties style:min-row-height="5.4653in"/>
    </style:style>
    <style:style style:name="Outline.A2" style:family="table-cell">
      <style:table-cell-properties fo:padding="0in" fo:border-left="0.25pt dashed #000000" fo:border-right="none" fo:border-top="none" fo:border-bottom="0.25pt dashed #000000"/>
    </style:style>
    <style:style style:name="Outline.C2" style:family="table-cell">
      <style:table-cell-properties fo:padding="0in" fo:border-left="0.25pt dashed #000000" fo:border-right="0.25pt dashed #000000" fo:border-top="none" fo:border-bottom="0.25pt dashed #000000"/>
    </style:style>
    <style:style style:name="P1" style:family="paragraph" style:parent-style-name="Standard">
      <style:paragraph-properties fo:margin-left="0in" fo:margin-right="-0.7811in" fo:text-indent="0in" style:auto-text-indent="false"/>
      <style:text-properties officeooo:rsid="0017e266" officeooo:paragraph-rsid="0017e266"/>
    </style:style>
    <style:style style:name="P2" style:family="paragraph" style:parent-style-name="Table_20_Contents">
      <style:text-properties officeooo:paragraph-rsid="001a4152"/>
    </style:style>
    <style:style style:name="P3" style:family="paragraph" style:parent-style-name="Table_20_Contents">
      <style:text-properties officeooo:rsid="001bb759" officeooo:paragraph-rsid="001bb759"/>
    </style:style>
    <style:style style:name="P4" style:family="paragraph" style:parent-style-name="Table_20_Contents">
      <style:text-properties officeooo:rsid="001bb759" officeooo:paragraph-rsid="001d0fb3"/>
    </style:style>
    <style:style style:name="P5" style:family="paragraph" style:parent-style-name="Table_20_Contents">
      <style:text-properties officeooo:rsid="001bb759" officeooo:paragraph-rsid="00233589"/>
    </style:style>
    <style:style style:name="P6" style:family="paragraph" style:parent-style-name="Table_20_Contents">
      <style:text-properties fo:font-size="13pt" officeooo:paragraph-rsid="001d0fb3" style:font-size-asian="13pt" style:font-size-complex="13pt"/>
    </style:style>
    <style:style style:name="P7" style:family="paragraph" style:parent-style-name="Table_20_Contents">
      <style:text-properties fo:font-size="10pt" officeooo:rsid="001bb759" style:font-size-asian="8.75pt" style:font-size-complex="10pt"/>
    </style:style>
    <style:style style:name="P8" style:family="paragraph" style:parent-style-name="Table_20_Contents">
      <style:text-properties fo:font-size="10pt" officeooo:rsid="001bb759" officeooo:paragraph-rsid="001d0fb3" style:font-size-asian="8.75pt" style:font-size-complex="10pt"/>
    </style:style>
    <style:style style:name="P9" style:family="paragraph" style:parent-style-name="Table_20_Contents">
      <style:text-properties officeooo:paragraph-rsid="001d0fb3"/>
    </style:style>
    <style:style style:name="P10" style:family="paragraph" style:parent-style-name="Table_20_Contents">
      <style:paragraph-properties fo:padding="0.0291in" fo:border-left="none" fo:border-right="none" fo:border-top="none" fo:border-bottom="0.99pt solid #000000" style:join-border="false"/>
    </style:style>
    <style:style style:name="P11" style:family="paragraph" style:parent-style-name="Table_20_Contents">
      <style:paragraph-properties fo:padding="0.0291in" fo:border-left="none" fo:border-right="none" fo:border-top="none" fo:border-bottom="0.99pt solid #000000" style:join-border="false"/>
      <style:text-properties officeooo:paragraph-rsid="001d0fb3"/>
    </style:style>
    <style:style style:name="P12" style:family="paragraph" style:parent-style-name="Table_20_Contents">
      <style:text-properties fo:font-size="11pt" fo:font-weight="normal" officeooo:paragraph-rsid="001d0fb3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fo:font-size="11pt" fo:font-weight="normal" officeooo:rsid="001bb759" officeooo:paragraph-rsid="001d0fb3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fo:font-size="11pt" fo:font-weight="normal" officeooo:rsid="001bb759" officeooo:paragraph-rsid="001d0fb3" style:font-size-asian="9.60000038146973pt" style:font-weight-asian="normal" style:font-size-complex="11pt" style:font-weight-complex="normal"/>
    </style:style>
    <style:style style:name="P15" style:family="paragraph" style:parent-style-name="Table_20_Contents">
      <style:text-properties fo:font-size="13pt" fo:font-weight="normal" officeooo:rsid="001d0fb3" officeooo:paragraph-rsid="001d0fb3" style:font-size-asian="13pt" style:font-weight-asian="normal" style:font-size-complex="13pt" style:font-weight-complex="normal"/>
    </style:style>
    <style:style style:name="P16" style:family="paragraph" style:parent-style-name="Table_20_Contents">
      <style:text-properties fo:font-size="8pt" officeooo:rsid="001bb759" style:font-size-asian="8pt" style:font-size-complex="8pt"/>
    </style:style>
    <style:style style:name="P17" style:family="paragraph" style:parent-style-name="Table_20_Contents">
      <style:text-properties fo:font-size="8pt" officeooo:rsid="001bb759" officeooo:paragraph-rsid="001d0fb3" style:font-size-asian="8pt" style:font-size-complex="8pt"/>
    </style:style>
    <style:style style:name="P18" style:family="paragraph" style:parent-style-name="Table_20_Contents">
      <style:text-properties fo:font-size="12pt" fo:font-weight="normal" officeooo:rsid="001bb759" officeooo:paragraph-rsid="001d0fb3" style:font-size-asian="12pt" style:font-weight-asian="normal" style:font-size-complex="12pt" style:font-weight-complex="normal"/>
    </style:style>
    <style:style style:name="P1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officeooo:rsid="001a4152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normal" officeooo:rsid="001d0fb3" style:font-size-asian="11pt" style:font-weight-asian="normal" style:font-size-complex="11pt" style:font-weight-complex="normal"/>
    </style:style>
    <style:style style:name="T4" style:family="text">
      <style:text-properties fo:font-size="11pt" officeooo:rsid="001d0fb3" style:font-size-asian="11pt" style:font-size-complex="11pt"/>
    </style:style>
    <style:style style:name="T5" style:family="text">
      <style:text-properties fo:font-size="10pt" fo:font-weight="normal" officeooo:rsid="001d0fb3" style:font-size-asian="10pt" style:font-weight-asian="normal" style:font-size-complex="10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d0fb3" style:font-size-asian="12pt" style:font-weight-asian="normal" style:font-size-complex="12pt" style:font-weight-complex="normal"/>
    </style:style>
    <style:style style:name="gr1" style:family="graphic">
      <style:graphic-properties fo:border="soli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ard 1, Slot 1" form:control-implementation="ooo:com.sun.star.form.component.TextField" xml:id="control1" form:id="control1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3" form:control-implementation="ooo:com.sun.star.form.component.TextField" xml:id="control2" form:id="control2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2" form:control-implementation="ooo:com.sun.star.form.component.TextField" xml:id="control3" form:id="control3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4" form:control-implementation="ooo:com.sun.star.form.component.TextField" xml:id="control4" form:id="control4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5" form:control-implementation="ooo:com.sun.star.form.component.TextField" xml:id="control5" form:id="control5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6" form:control-implementation="ooo:com.sun.star.form.component.TextField" xml:id="control6" form:id="control6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7" form:control-implementation="ooo:com.sun.star.form.component.TextField" xml:id="control7" form:id="control7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8" form:control-implementation="ooo:com.sun.star.form.component.TextField" xml:id="control8" form:id="control8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9" form:control-implementation="ooo:com.sun.star.form.component.TextField" xml:id="control9" form:id="control9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10" form:control-implementation="ooo:com.sun.star.form.component.TextField" xml:id="control10" form:id="control10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Win" form:control-implementation="ooo:com.sun.star.form.component.TextField" xml:id="control11" form:id="control11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1" form:control-implementation="ooo:com.sun.star.form.component.TextField" xml:id="control12" form:id="control12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2" form:control-implementation="ooo:com.sun.star.form.component.TextField" xml:id="control13" form:id="control13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3" form:control-implementation="ooo:com.sun.star.form.component.TextField" xml:id="control14" form:id="control14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4" form:control-implementation="ooo:com.sun.star.form.component.TextField" xml:id="control15" form:id="control15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6" form:control-implementation="ooo:com.sun.star.form.component.TextField" xml:id="control16" form:id="control16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7" form:control-implementation="ooo:com.sun.star.form.component.TextField" xml:id="control17" form:id="control17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8" form:control-implementation="ooo:com.sun.star.form.component.TextField" xml:id="control18" form:id="control18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9" form:control-implementation="ooo:com.sun.star.form.component.TextField" xml:id="control19" form:id="control19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10" form:control-implementation="ooo:com.sun.star.form.component.TextField" xml:id="control20" form:id="control20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Win" form:control-implementation="ooo:com.sun.star.form.component.TextField" xml:id="control21" form:id="control21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1" form:control-implementation="ooo:com.sun.star.form.component.TextField" xml:id="control22" form:id="control22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2" form:control-implementation="ooo:com.sun.star.form.component.TextField" xml:id="control23" form:id="control23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3" form:control-implementation="ooo:com.sun.star.form.component.TextField" xml:id="control24" form:id="control24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4" form:control-implementation="ooo:com.sun.star.form.component.TextField" xml:id="control25" form:id="control25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5" form:control-implementation="ooo:com.sun.star.form.component.TextField" xml:id="control26" form:id="control26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5" form:control-implementation="ooo:com.sun.star.form.component.TextField" xml:id="control27" form:id="control27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6" form:control-implementation="ooo:com.sun.star.form.component.TextField" xml:id="control28" form:id="control28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7" form:control-implementation="ooo:com.sun.star.form.component.TextField" xml:id="control29" form:id="control29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8" form:control-implementation="ooo:com.sun.star.form.component.TextField" xml:id="control30" form:id="control30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9" form:control-implementation="ooo:com.sun.star.form.component.TextField" xml:id="control31" form:id="control31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10" form:control-implementation="ooo:com.sun.star.form.component.TextField" xml:id="control32" form:id="control32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Win" form:control-implementation="ooo:com.sun.star.form.component.TextField" xml:id="control33" form:id="control33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1" form:control-implementation="ooo:com.sun.star.form.component.TextField" xml:id="control34" form:id="control34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Win" form:control-implementation="ooo:com.sun.star.form.component.TextField" xml:id="control35" form:id="control35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2" form:control-implementation="ooo:com.sun.star.form.component.TextField" xml:id="control36" form:id="control36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3" form:control-implementation="ooo:com.sun.star.form.component.TextField" xml:id="control37" form:id="control37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4" form:control-implementation="ooo:com.sun.star.form.component.TextField" xml:id="control38" form:id="control38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5" form:control-implementation="ooo:com.sun.star.form.component.TextField" xml:id="control39" form:id="control39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6" form:control-implementation="ooo:com.sun.star.form.component.TextField" xml:id="control40" form:id="control40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7" form:control-implementation="ooo:com.sun.star.form.component.TextField" xml:id="control41" form:id="control41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8" form:control-implementation="ooo:com.sun.star.form.component.TextField" xml:id="control42" form:id="control42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9" form:control-implementation="ooo:com.sun.star.form.component.TextField" xml:id="control43" form:id="control43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10" form:control-implementation="ooo:com.sun.star.form.component.TextField" xml:id="control44" form:id="control44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Win" form:control-implementation="ooo:com.sun.star.form.component.TextField" xml:id="control45" form:id="control45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1" form:control-implementation="ooo:com.sun.star.form.component.TextField" xml:id="control46" form:id="control46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2" form:control-implementation="ooo:com.sun.star.form.component.TextField" xml:id="control47" form:id="control47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3" form:control-implementation="ooo:com.sun.star.form.component.TextField" xml:id="control48" form:id="control48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4" form:control-implementation="ooo:com.sun.star.form.component.TextField" xml:id="control49" form:id="control49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5" form:control-implementation="ooo:com.sun.star.form.component.TextField" xml:id="control50" form:id="control50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6" form:control-implementation="ooo:com.sun.star.form.component.TextField" xml:id="control51" form:id="control51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7" form:control-implementation="ooo:com.sun.star.form.component.TextField" xml:id="control52" form:id="control52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8" form:control-implementation="ooo:com.sun.star.form.component.TextField" xml:id="control53" form:id="control53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9" form:control-implementation="ooo:com.sun.star.form.component.TextField" xml:id="control54" form:id="control54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10" form:control-implementation="ooo:com.sun.star.form.component.TextField" xml:id="control55" form:id="control55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Win" form:control-implementation="ooo:com.sun.star.form.component.TextField" xml:id="control56" form:id="control56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1" form:control-implementation="ooo:com.sun.star.form.component.TextField" xml:id="control57" form:id="control57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2" form:control-implementation="ooo:com.sun.star.form.component.TextField" xml:id="control58" form:id="control58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3" form:control-implementation="ooo:com.sun.star.form.component.TextField" xml:id="control59" form:id="control59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4" form:control-implementation="ooo:com.sun.star.form.component.TextField" xml:id="control60" form:id="control60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5" form:control-implementation="ooo:com.sun.star.form.component.TextField" xml:id="control61" form:id="control61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6" form:control-implementation="ooo:com.sun.star.form.component.TextField" xml:id="control62" form:id="control62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7" form:control-implementation="ooo:com.sun.star.form.component.TextField" xml:id="control63" form:id="control63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8" form:control-implementation="ooo:com.sun.star.form.component.TextField" xml:id="control64" form:id="control64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9" form:control-implementation="ooo:com.sun.star.form.component.TextField" xml:id="control65" form:id="control65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10" form:control-implementation="ooo:com.sun.star.form.component.TextField" xml:id="control66" form:id="control66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19" svg:width="0.3024in" svg:height="0.2398in" svg:x="0.0835in" svg:y="1.6402in" draw:control="control1"/>
      <draw:control text:anchor-type="page" text:anchor-page-number="1" draw:z-index="1" draw:style-name="gr1" draw:text-style-name="P19" svg:width="0.3024in" svg:height="0.2398in" svg:x="0.0799in" svg:y="2.4098in" draw:control="control2"/>
      <draw:control text:anchor-type="page" text:anchor-page-number="1" draw:z-index="2" draw:style-name="gr1" draw:text-style-name="P19" svg:width="0.3024in" svg:height="0.2398in" svg:x="0.0835in" svg:y="2.0201in" draw:control="control3"/>
      <draw:control text:anchor-type="page" text:anchor-page-number="1" draw:z-index="3" draw:style-name="gr1" draw:text-style-name="P19" svg:width="0.3004in" svg:height="0.2398in" svg:x="0.0799in" svg:y="2.7902in" draw:control="control4"/>
      <draw:control text:anchor-type="page" text:anchor-page-number="1" draw:z-index="4" draw:style-name="gr1" draw:text-style-name="P19" svg:width="0.3004in" svg:height="0.2398in" svg:x="0.0799in" svg:y="3.1654in" draw:control="control5"/>
      <draw:control text:anchor-type="page" text:anchor-page-number="1" draw:z-index="5" draw:style-name="gr1" draw:text-style-name="P19" svg:width="0.3004in" svg:height="0.2398in" svg:x="0.0799in" svg:y="3.5508in" draw:control="control6"/>
      <draw:control text:anchor-type="page" text:anchor-page-number="1" draw:z-index="6" draw:style-name="gr1" draw:text-style-name="P19" svg:width="0.3004in" svg:height="0.2398in" svg:x="0.0799in" svg:y="3.9362in" draw:control="control7"/>
      <draw:control text:anchor-type="page" text:anchor-page-number="1" draw:z-index="7" draw:style-name="gr1" draw:text-style-name="P19" svg:width="0.3004in" svg:height="0.2398in" svg:x="0.0799in" svg:y="4.3217in" draw:control="control8"/>
      <draw:control text:anchor-type="page" text:anchor-page-number="1" draw:z-index="8" draw:style-name="gr1" draw:text-style-name="P19" svg:width="0.3004in" svg:height="0.2398in" svg:x="0.0799in" svg:y="4.7098in" draw:control="control9"/>
      <draw:control text:anchor-type="page" text:anchor-page-number="1" draw:z-index="9" draw:style-name="gr1" draw:text-style-name="P19" svg:width="0.3004in" svg:height="0.2398in" svg:x="0.0799in" svg:y="5.0846in" draw:control="control10"/>
      <draw:control text:anchor-type="page" text:anchor-page-number="1" draw:z-index="10" draw:style-name="gr1" draw:text-style-name="P19" svg:width="0.3024in" svg:height="0.2398in" svg:x="2.9299in" svg:y="1.0492in" draw:control="control11"/>
      <draw:control text:anchor-type="page" text:anchor-page-number="1" draw:z-index="11" draw:style-name="gr1" draw:text-style-name="P19" svg:width="0.3024in" svg:height="0.2398in" svg:x="2.9299in" svg:y="1.6402in" draw:control="control12"/>
      <draw:control text:anchor-type="page" text:anchor-page-number="1" draw:z-index="12" draw:style-name="gr1" draw:text-style-name="P19" svg:width="0.3024in" svg:height="0.2398in" svg:x="2.9299in" svg:y="2.0201in" draw:control="control13"/>
      <draw:control text:anchor-type="page" text:anchor-page-number="1" draw:z-index="13" draw:style-name="gr1" draw:text-style-name="P19" svg:width="0.3024in" svg:height="0.2398in" svg:x="2.9299in" svg:y="2.4098in" draw:control="control14"/>
      <draw:control text:anchor-type="page" text:anchor-page-number="1" draw:z-index="14" draw:style-name="gr1" draw:text-style-name="P19" svg:width="0.3004in" svg:height="0.2398in" svg:x="2.9299in" svg:y="2.7902in" draw:control="control15"/>
      <draw:control text:anchor-type="page" text:anchor-page-number="1" draw:z-index="15" draw:style-name="gr1" draw:text-style-name="P19" svg:width="0.3004in" svg:height="0.2398in" svg:x="2.9299in" svg:y="3.5508in" draw:control="control16"/>
      <draw:control text:anchor-type="page" text:anchor-page-number="1" draw:z-index="16" draw:style-name="gr1" draw:text-style-name="P19" svg:width="0.3004in" svg:height="0.2398in" svg:x="2.9299in" svg:y="3.9362in" draw:control="control17"/>
      <draw:control text:anchor-type="page" text:anchor-page-number="1" draw:z-index="17" draw:style-name="gr1" draw:text-style-name="P19" svg:width="0.3004in" svg:height="0.2398in" svg:x="2.9299in" svg:y="4.3217in" draw:control="control18"/>
      <draw:control text:anchor-type="page" text:anchor-page-number="1" draw:z-index="18" draw:style-name="gr1" draw:text-style-name="P19" svg:width="0.3004in" svg:height="0.2398in" svg:x="2.9299in" svg:y="4.7098in" draw:control="control19"/>
      <draw:control text:anchor-type="page" text:anchor-page-number="1" draw:z-index="19" draw:style-name="gr1" draw:text-style-name="P19" svg:width="0.3004in" svg:height="0.2398in" svg:x="2.9299in" svg:y="5.0846in" draw:control="control20"/>
      <draw:control text:anchor-type="page" text:anchor-page-number="1" draw:z-index="20" draw:style-name="gr1" draw:text-style-name="P19" svg:width="0.3024in" svg:height="0.2398in" svg:x="5.7598in" svg:y="1.0492in" draw:control="control21"/>
      <draw:control text:anchor-type="page" text:anchor-page-number="1" draw:z-index="21" draw:style-name="gr1" draw:text-style-name="P19" svg:width="0.3024in" svg:height="0.2398in" svg:x="5.7598in" svg:y="1.6402in" draw:control="control22"/>
      <draw:control text:anchor-type="page" text:anchor-page-number="1" draw:z-index="22" draw:style-name="gr1" draw:text-style-name="P19" svg:width="0.3024in" svg:height="0.2398in" svg:x="5.7598in" svg:y="2.0201in" draw:control="control23"/>
      <draw:control text:anchor-type="page" text:anchor-page-number="1" draw:z-index="23" draw:style-name="gr1" draw:text-style-name="P19" svg:width="0.3024in" svg:height="0.2398in" svg:x="5.7598in" svg:y="2.4098in" draw:control="control24"/>
      <draw:control text:anchor-type="page" text:anchor-page-number="1" draw:z-index="24" draw:style-name="gr1" draw:text-style-name="P19" svg:width="0.3004in" svg:height="0.2398in" svg:x="5.7598in" svg:y="2.7902in" draw:control="control25"/>
      <draw:control text:anchor-type="page" text:anchor-page-number="1" draw:z-index="25" draw:style-name="gr1" draw:text-style-name="P19" svg:width="0.3004in" svg:height="0.2398in" svg:x="2.9299in" svg:y="3.1654in" draw:control="control26"/>
      <draw:control text:anchor-type="page" text:anchor-page-number="1" draw:z-index="26" draw:style-name="gr1" draw:text-style-name="P19" svg:width="0.3004in" svg:height="0.2398in" svg:x="5.7598in" svg:y="3.1654in" draw:control="control27"/>
      <draw:control text:anchor-type="page" text:anchor-page-number="1" draw:z-index="27" draw:style-name="gr1" draw:text-style-name="P19" svg:width="0.3004in" svg:height="0.2398in" svg:x="5.7598in" svg:y="3.5508in" draw:control="control28"/>
      <draw:control text:anchor-type="page" text:anchor-page-number="1" draw:z-index="28" draw:style-name="gr1" draw:text-style-name="P19" svg:width="0.3004in" svg:height="0.2398in" svg:x="5.7598in" svg:y="3.9362in" draw:control="control29"/>
      <draw:control text:anchor-type="page" text:anchor-page-number="1" draw:z-index="29" draw:style-name="gr1" draw:text-style-name="P19" svg:width="0.3004in" svg:height="0.2398in" svg:x="5.7598in" svg:y="4.3217in" draw:control="control30"/>
      <draw:control text:anchor-type="page" text:anchor-page-number="1" draw:z-index="30" draw:style-name="gr1" draw:text-style-name="P19" svg:width="0.3004in" svg:height="0.2398in" svg:x="5.7598in" svg:y="4.7098in" draw:control="control31"/>
      <draw:control text:anchor-type="page" text:anchor-page-number="1" draw:z-index="31" draw:style-name="gr1" draw:text-style-name="P19" svg:width="0.3004in" svg:height="0.2398in" svg:x="5.7598in" svg:y="5.0846in" draw:control="control32"/>
      <draw:control text:anchor-type="page" text:anchor-page-number="1" draw:z-index="32" draw:style-name="gr1" draw:text-style-name="P19" svg:width="0.3024in" svg:height="0.2398in" svg:x="0.0835in" svg:y="6.55in" draw:control="control33"/>
      <draw:control text:anchor-type="page" text:anchor-page-number="1" draw:z-index="33" draw:style-name="gr1" draw:text-style-name="P19" svg:width="0.3024in" svg:height="0.2398in" svg:x="0.0835in" svg:y="7.1098in" draw:control="control34"/>
      <draw:control text:anchor-type="page" text:anchor-page-number="1" draw:z-index="34" draw:style-name="gr1" draw:text-style-name="P19" svg:width="0.3024in" svg:height="0.2398in" svg:x="0.0835in" svg:y="1.05in" draw:control="control35"/>
      <draw:control text:anchor-type="page" text:anchor-page-number="1" draw:z-index="35" draw:style-name="gr1" draw:text-style-name="P19" svg:width="0.3024in" svg:height="0.2398in" svg:x="0.0835in" svg:y="7.4902in" draw:control="control36"/>
      <draw:control text:anchor-type="page" text:anchor-page-number="1" draw:z-index="36" draw:style-name="gr1" draw:text-style-name="P19" svg:width="0.3024in" svg:height="0.2398in" svg:x="0.0799in" svg:y="7.8799in" draw:control="control37"/>
      <draw:control text:anchor-type="page" text:anchor-page-number="1" draw:z-index="37" draw:style-name="gr1" draw:text-style-name="P19" svg:width="0.3004in" svg:height="0.2398in" svg:x="0.0799in" svg:y="8.2598in" draw:control="control38"/>
      <draw:control text:anchor-type="page" text:anchor-page-number="1" draw:z-index="38" draw:style-name="gr1" draw:text-style-name="P19" svg:width="0.3004in" svg:height="0.2398in" svg:x="0.0799in" svg:y="8.6402in" draw:control="control39"/>
      <draw:control text:anchor-type="page" text:anchor-page-number="1" draw:z-index="39" draw:style-name="gr1" draw:text-style-name="P19" svg:width="0.3004in" svg:height="0.2398in" svg:x="0.0799in" svg:y="9.0201in" draw:control="control40"/>
      <draw:control text:anchor-type="page" text:anchor-page-number="1" draw:z-index="40" draw:style-name="gr1" draw:text-style-name="P19" svg:width="0.3004in" svg:height="0.2398in" svg:x="0.0799in" svg:y="9.4098in" draw:control="control41"/>
      <draw:control text:anchor-type="page" text:anchor-page-number="1" draw:z-index="41" draw:style-name="gr1" draw:text-style-name="P19" svg:width="0.3004in" svg:height="0.2398in" svg:x="0.0799in" svg:y="9.7902in" draw:control="control42"/>
      <draw:control text:anchor-type="page" text:anchor-page-number="1" draw:z-index="42" draw:style-name="gr1" draw:text-style-name="P19" svg:width="0.3004in" svg:height="0.2398in" svg:x="0.0799in" svg:y="10.1799in" draw:control="control43"/>
      <draw:control text:anchor-type="page" text:anchor-page-number="1" draw:z-index="43" draw:style-name="gr1" draw:text-style-name="P19" svg:width="0.3004in" svg:height="0.2398in" svg:x="0.0799in" svg:y="10.55in" draw:control="control44"/>
      <draw:control text:anchor-type="page" text:anchor-page-number="1" draw:z-index="44" draw:style-name="gr1" draw:text-style-name="P19" svg:width="0.3024in" svg:height="0.2398in" svg:x="2.9299in" svg:y="6.55in" draw:control="control45"/>
      <draw:control text:anchor-type="page" text:anchor-page-number="1" draw:z-index="45" draw:style-name="gr1" draw:text-style-name="P19" svg:width="0.3024in" svg:height="0.2398in" svg:x="2.9299in" svg:y="7.1098in" draw:control="control46"/>
      <draw:control text:anchor-type="page" text:anchor-page-number="1" draw:z-index="46" draw:style-name="gr1" draw:text-style-name="P19" svg:width="0.3024in" svg:height="0.2398in" svg:x="2.9299in" svg:y="7.4902in" draw:control="control47"/>
      <draw:control text:anchor-type="page" text:anchor-page-number="1" draw:z-index="47" draw:style-name="gr1" draw:text-style-name="P19" svg:width="0.3024in" svg:height="0.2398in" svg:x="2.9299in" svg:y="7.8799in" draw:control="control48"/>
      <draw:control text:anchor-type="page" text:anchor-page-number="1" draw:z-index="48" draw:style-name="gr1" draw:text-style-name="P19" svg:width="0.3004in" svg:height="0.2398in" svg:x="2.9299in" svg:y="8.2598in" draw:control="control49"/>
      <draw:control text:anchor-type="page" text:anchor-page-number="1" draw:z-index="49" draw:style-name="gr1" draw:text-style-name="P19" svg:width="0.3004in" svg:height="0.2398in" svg:x="2.9299in" svg:y="8.6402in" draw:control="control50"/>
      <draw:control text:anchor-type="page" text:anchor-page-number="1" draw:z-index="50" draw:style-name="gr1" draw:text-style-name="P19" svg:width="0.3004in" svg:height="0.2398in" svg:x="2.9299in" svg:y="9.0201in" draw:control="control51"/>
      <draw:control text:anchor-type="page" text:anchor-page-number="1" draw:z-index="51" draw:style-name="gr1" draw:text-style-name="P19" svg:width="0.3004in" svg:height="0.2398in" svg:x="2.9299in" svg:y="9.4098in" draw:control="control52"/>
      <draw:control text:anchor-type="page" text:anchor-page-number="1" draw:z-index="52" draw:style-name="gr1" draw:text-style-name="P19" svg:width="0.3004in" svg:height="0.2398in" svg:x="2.9299in" svg:y="9.7902in" draw:control="control53"/>
      <draw:control text:anchor-type="page" text:anchor-page-number="1" draw:z-index="53" draw:style-name="gr1" draw:text-style-name="P19" svg:width="0.3004in" svg:height="0.2398in" svg:x="2.9299in" svg:y="10.1799in" draw:control="control54"/>
      <draw:control text:anchor-type="page" text:anchor-page-number="1" draw:z-index="54" draw:style-name="gr1" draw:text-style-name="P19" svg:width="0.3004in" svg:height="0.2398in" svg:x="2.9299in" svg:y="10.55in" draw:control="control55"/>
      <draw:control text:anchor-type="page" text:anchor-page-number="1" draw:z-index="55" draw:style-name="gr1" draw:text-style-name="P19" svg:width="0.3024in" svg:height="0.2398in" svg:x="5.7598in" svg:y="6.55in" draw:control="control56"/>
      <draw:control text:anchor-type="page" text:anchor-page-number="1" draw:z-index="56" draw:style-name="gr1" draw:text-style-name="P19" svg:width="0.3024in" svg:height="0.2398in" svg:x="5.7598in" svg:y="7.1098in" draw:control="control57"/>
      <draw:control text:anchor-type="page" text:anchor-page-number="1" draw:z-index="57" draw:style-name="gr1" draw:text-style-name="P19" svg:width="0.3024in" svg:height="0.2398in" svg:x="5.7598in" svg:y="7.4902in" draw:control="control58"/>
      <draw:control text:anchor-type="page" text:anchor-page-number="1" draw:z-index="58" draw:style-name="gr1" draw:text-style-name="P19" svg:width="0.3024in" svg:height="0.2398in" svg:x="5.7598in" svg:y="7.8799in" draw:control="control59"/>
      <draw:control text:anchor-type="page" text:anchor-page-number="1" draw:z-index="59" draw:style-name="gr1" draw:text-style-name="P19" svg:width="0.3004in" svg:height="0.2398in" svg:x="5.7598in" svg:y="8.2598in" draw:control="control60"/>
      <draw:control text:anchor-type="page" text:anchor-page-number="1" draw:z-index="60" draw:style-name="gr1" draw:text-style-name="P19" svg:width="0.3004in" svg:height="0.2398in" svg:x="5.7598in" svg:y="8.6402in" draw:control="control61"/>
      <draw:control text:anchor-type="page" text:anchor-page-number="1" draw:z-index="61" draw:style-name="gr1" draw:text-style-name="P19" svg:width="0.3004in" svg:height="0.2398in" svg:x="5.7598in" svg:y="9.0201in" draw:control="control62"/>
      <draw:control text:anchor-type="page" text:anchor-page-number="1" draw:z-index="62" draw:style-name="gr1" draw:text-style-name="P19" svg:width="0.3004in" svg:height="0.2398in" svg:x="5.7598in" svg:y="9.4098in" draw:control="control63"/>
      <draw:control text:anchor-type="page" text:anchor-page-number="1" draw:z-index="63" draw:style-name="gr1" draw:text-style-name="P19" svg:width="0.3004in" svg:height="0.2398in" svg:x="5.7598in" svg:y="9.7902in" draw:control="control64"/>
      <draw:control text:anchor-type="page" text:anchor-page-number="1" draw:z-index="64" draw:style-name="gr1" draw:text-style-name="P19" svg:width="0.3004in" svg:height="0.2398in" svg:x="5.7598in" svg:y="10.1799in" draw:control="control65"/>
      <draw:control text:anchor-type="page" text:anchor-page-number="1" draw:z-index="65" draw:style-name="gr1" draw:text-style-name="P19" svg:width="0.3004in" svg:height="0.2398in" svg:x="5.7598in" svg:y="10.55in" draw:control="control66"/>
      <table:table table:name="Outline" table:style-name="Outline">
        <table:table-column table:style-name="Outline.A" table:number-columns-repeated="3"/>
        <table:table-row table:style-name="Outline.1">
          <table:table-cell table:style-name="Outline.A1" office:value-type="string">
            <text:p text:style-name="P12"><text:s text:c="23"/></text:p>
            <text:p text:style-name="P15">_______________________________</text:p>
            <text:p text:style-name="P9"><text:span text:style-name="T3"><text:s text:c="33"/></text:span><text:span text:style-name="T5"><text:s text:c="2"/></text:span><text:span text:style-name="T7">vs.</text:span></text:p>
            <text:p text:style-name="P6"><text:s/>______________________________</text:p>
            <text:p text:style-name="P9"><text:span text:style-name="T3"><text:s text:c="23"/></text:span><text:span text:style-name="T5">For Amusement Only</text:span></text:p>
            <text:p text:style-name="P2"/>
            <text:p text:style-name="P10"><text:s text:c="14"/><text:span text:style-name="T1">Date______________________</text:span></text:p>
            <text:p text:style-name="P7"><text:s text:c="22"/><text:span text:style-name="T4">Write Your Name Below</text:span></text:p>
            <text:p text:style-name="P16"/>
            <text:p text:style-name="P3"><text:s text:c="10"/>____________________________</text:p>
            <text:p text:style-name="P3"/>
            <text:p text:style-name="P3"><text:s text:c="10"/>____________________________</text:p>
            <text:p text:style-name="P3"/>
            <text:p text:style-name="P3"><text:s text:c="3"/>2 <text:s text:c="4"/>____________________________</text:p>
            <text:p text:style-name="P3"/>
            <text:p text:style-name="P3"><text:s text:c="10"/>____________________________</text:p>
            <text:p text:style-name="P3"><text:line-break/> <text:s text:c="9"/>____________________________</text:p>
            <text:p text:style-name="P3"/>
            <text:p text:style-name="P3"><text:s text:c="10"/>____________________________</text:p>
            <text:p text:style-name="P3"/>
            <text:p text:style-name="P3"><text:s text:c="10"/>____________________________</text:p>
            <text:p text:style-name="P3"/>
            <text:p text:style-name="P3"><text:s text:c="10"/>____________________________</text:p>
            <text:p text:style-name="P3"/>
            <text:p text:style-name="P3"><text:s text:c="10"/>____________________________</text:p>
            <text:p text:style-name="P3"/>
            <text:p text:style-name="P3"><text:s text:c="10"/>____________________________</text:p>
          </table:table-cell>
          <table:table-cell table:style-name="Outline.A1" office:value-type="string">
            <text:p text:style-name="P12"><text:s text:c="23"/></text:p>
            <text:p text:style-name="P15">_______________________________</text:p>
            <text:p text:style-name="P9"><text:span text:style-name="T3"><text:s text:c="33"/></text:span><text:span text:style-name="T5"><text:s text:c="2"/></text:span><text:span text:style-name="T7">vs.</text:span></text:p>
            <text:p text:style-name="P6"><text:s/>______________________________</text:p>
            <text:p text:style-name="P9"><text:span text:style-name="T3"><text:s text:c="23"/></text:span><text:span text:style-name="T5">For Amusement Only</text:span></text:p>
            <text:p text:style-name="P9"/>
            <text:p text:style-name="P11"><text:s text:c="14"/><text:span text:style-name="T1">Date______________________</text:span></text:p>
            <text:p text:style-name="P8"><text:s text:c="22"/><text:span text:style-name="T4">Write Your Name Below</text:span></text:p>
            <text:p text:style-name="P17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><text:line-break/> <text:s text:c="9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13"/>
            <text:p text:style-name="P5"><text:span text:style-name="T2"><text:s text:c="11"/></text:span><text:span text:style-name="T6">____________________________</text:span></text:p>
          </table:table-cell>
          <table:table-cell table:style-name="Outline.C1" office:value-type="string">
            <text:p text:style-name="P12"><text:s text:c="23"/></text:p>
            <text:p text:style-name="P15">_______________________________</text:p>
            <text:p text:style-name="P9"><text:span text:style-name="T3"><text:s text:c="33"/></text:span><text:span text:style-name="T5"><text:s text:c="2"/></text:span><text:span text:style-name="T7">vs.</text:span></text:p>
            <text:p text:style-name="P6"><text:s/>______________________________</text:p>
            <text:p text:style-name="P9"><text:span text:style-name="T3"><text:s text:c="23"/></text:span><text:span text:style-name="T5">For Amusement Only</text:span></text:p>
            <text:p text:style-name="P9"/>
            <text:p text:style-name="P11"><text:s text:c="14"/><text:span text:style-name="T1">Date______________________</text:span></text:p>
            <text:p text:style-name="P8"><text:s text:c="22"/><text:span text:style-name="T4">Write Your Name Below</text:span></text:p>
            <text:p text:style-name="P17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><text:line-break/> <text:s text:c="9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14"/>
            <text:p text:style-name="P18"><text:s text:c="10"/>____________________________</text:p>
          </table:table-cell>
        </table:table-row>
        <table:table-row table:style-name="Outline.2">
          <table:table-cell table:style-name="Outline.A2" office:value-type="string">
            <text:p text:style-name="P12"><text:s text:c="23"/></text:p>
            <text:p text:style-name="P15">_______________________________</text:p>
            <text:p text:style-name="P9"><text:span text:style-name="T3"><text:s text:c="33"/></text:span><text:span text:style-name="T5"><text:s text:c="2"/></text:span><text:span text:style-name="T7">vs.</text:span></text:p>
            <text:p text:style-name="P6"><text:s/>______________________________</text:p>
            <text:p text:style-name="P9"><text:span text:style-name="T3"><text:s text:c="23"/></text:span><text:span text:style-name="T5">For Amusement Only</text:span></text:p>
            <text:p text:style-name="P9"/>
            <text:p text:style-name="P11"><text:s text:c="3"/><text:span text:style-name="T1">#</text:span> <text:s text:c="9"/><text:span text:style-name="T1">Date______________________</text:span></text:p>
            <text:p text:style-name="P8"><text:s text:c="22"/><text:span text:style-name="T4">Write Your Name Below</text:span></text:p>
            <text:p text:style-name="P17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><text:line-break/> <text:s text:c="9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pan text:style-name="T2"><text:s text:c="11"/></text:span><text:span text:style-name="T6">____________________________</text:span></text:p>
          </table:table-cell>
          <table:table-cell table:style-name="Outline.A2" office:value-type="string">
            <text:p text:style-name="P12"><text:s text:c="23"/></text:p>
            <text:p text:style-name="P15">_______________________________</text:p>
            <text:p text:style-name="P9"><text:span text:style-name="T3"><text:s text:c="33"/></text:span><text:span text:style-name="T5"><text:s text:c="2"/></text:span><text:span text:style-name="T7">vs.</text:span></text:p>
            <text:p text:style-name="P6"><text:s/>______________________________</text:p>
            <text:p text:style-name="P9"><text:span text:style-name="T3"><text:s text:c="23"/></text:span><text:span text:style-name="T5">For Amusement Only</text:span></text:p>
            <text:p text:style-name="P9"/>
            <text:p text:style-name="P11"><text:s text:c="14"/><text:span text:style-name="T1">Date______________________</text:span></text:p>
            <text:p text:style-name="P8"><text:s text:c="22"/><text:span text:style-name="T4">Write Your Name Below</text:span></text:p>
            <text:p text:style-name="P17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><text:line-break/> <text:s text:c="9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pan text:style-name="T2"><text:s text:c="11"/></text:span><text:span text:style-name="T6">____________________________</text:span></text:p>
          </table:table-cell>
          <table:table-cell table:style-name="Outline.C2" office:value-type="string">
            <text:p text:style-name="P12"><text:s text:c="23"/></text:p>
            <text:p text:style-name="P15">_______________________________</text:p>
            <text:p text:style-name="P9"><text:span text:style-name="T3"><text:s text:c="33"/></text:span><text:span text:style-name="T5"><text:s text:c="2"/></text:span><text:span text:style-name="T7">vs.</text:span></text:p>
            <text:p text:style-name="P6"><text:s/>______________________________</text:p>
            <text:p text:style-name="P9"><text:span text:style-name="T3"><text:s text:c="23"/></text:span><text:span text:style-name="T5">For Amusement Only</text:span></text:p>
            <text:p text:style-name="P9"/>
            <text:p text:style-name="P11"><text:s text:c="14"/><text:span text:style-name="T1">Date______________________</text:span></text:p>
            <text:p text:style-name="P8"><text:s text:c="22"/><text:span text:style-name="T4">Write Your Name Below</text:span></text:p>
            <text:p text:style-name="P17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><text:line-break/> <text:s text:c="9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pan text:style-name="T2"><text:s text:c="11"/></text:span><text:span text:style-name="T6">____________________________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13:06:12.218000000</meta:creation-date>
    <dc:date>2014-02-20T11:06:17.974000000</dc:date>
    <meta:editing-duration>PT3H37M45S</meta:editing-duration>
    <meta:editing-cycles>6</meta:editing-cycles>
    <meta:generator>LibreOffice/4.1.4.2$Windows_x86 LibreOffice_project/0a0440ccc0227ad9829de5f46be37cfb6edcf72</meta:generator>
    <meta:document-statistic meta:table-count="1" meta:image-count="0" meta:object-count="0" meta:page-count="2" meta:paragraph-count="102" meta:word-count="128" meta:character-count="3771" meta:non-whitespace-character-count="2426"/>
  </office:meta>
</office:document-meta>
</file>